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7577A6B0C1A0078C1AA.png" manifest:media-type="image/png"/>
  <manifest:file-entry manifest:full-path="Pictures/1000000000000170000002620456139AEB529BB7.jpg" manifest:media-type="image/jpeg"/>
  <manifest:file-entry manifest:full-path="Pictures/10000201000005A000000A00B23FC4C5971F122B.png" manifest:media-type="image/png"/>
  <manifest:file-entry manifest:full-path="Pictures/100000000000017300000259C6B2CDF1C8EE483A.jpg" manifest:media-type="image/jpeg"/>
  <manifest:file-entry manifest:full-path="Pictures/100000000000016E000002534644CB2F3572FB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6.9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7cm"/>
    </style:style>
    <style:style style:name="P1" style:family="paragraph">
      <style:text-properties fo:color="#d9d900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d9d900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d9d900"/>
    </style:style>
    <style:style style:name="T2" style:family="text">
      <style:text-properties fo:color="#d9d9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Multiplayer Pac-Man</text:span></text:p>
          </draw:text-box>
        </draw:frame>
        <draw:frame presentation:style-name="pr2" draw:text-style-name="P3" draw:layer="layout" svg:width="7.293cm" svg:height="6.935cm" svg:x="16.575cm" svg:y="8.638cm" presentation:class="subtitle" presentation:user-transformed="true">
          <draw:text-box>
            <text:p text:style-name="P2"><text:span text:style-name="T2">Johannes Beck</text:span></text:p>
            <text:p text:style-name="P2"><text:span text:style-name="T2">Linus Fessler</text:span></text:p>
            <text:p text:style-name="P2"><text:span text:style-name="T2">Markus Hauptner</text:span></text:p>
            <text:p text:style-name="P2"><text:span text:style-name="T2">Florian Morath</text:span></text:p>
            <text:p text:style-name="P2"><text:span text:style-name="T2">Stefan Oancea</text:span></text:p>
            <text:p text:style-name="P2"><text:span text:style-name="T2">Tiziano Zamaroni</text:span></text:p>
          </draw:text-box>
        </draw:frame>
        <draw:frame draw:style-name="gr1" draw:text-style-name="P4" draw:layer="layout" svg:width="10.411cm" svg:height="13.594cm" svg:x="2.539cm" svg:y="5.715cm">
          <draw:image xlink:href="Pictures/10000201000005A0000007577A6B0C1A0078C1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4" draw:layer="layout" svg:width="7.703cm" svg:height="13.696cm" svg:x="3.981cm" svg:y="3.81cm">
          <draw:image xlink:href="Pictures/10000201000005A000000A00B23FC4C5971F122B.png" xlink:type="simple" xlink:show="embed" xlink:actuate="onLoad">
            <text:p/>
          </draw:image>
        </draw:frame>
        <draw:frame draw:style-name="gr1" draw:text-style-name="P4" draw:layer="layout" svg:width="8.42cm" svg:height="13.688cm" svg:x="17.272cm" svg:y="3.584cm">
          <draw:image xlink:href="Pictures/100000000000016E000002534644CB2F3572FBF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6" draw:layer="layout" svg:width="8.78cm" svg:height="14.224cm" svg:x="3.666cm" svg:y="3.048cm">
          <draw:image xlink:href="Pictures/100000000000017300000259C6B2CDF1C8EE483A.jpg" xlink:type="simple" xlink:show="embed" xlink:actuate="onLoad">
            <text:p/>
          </draw:image>
        </draw:frame>
        <draw:frame draw:style-name="gr3" draw:text-style-name="P6" draw:layer="layout" svg:width="8.382cm" svg:height="13.896cm" svg:x="17.272cm" svg:y="3.556cm">
          <draw:image xlink:href="Pictures/1000000000000170000002620456139AEB529B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1cm" svg:height="3.507cm" svg:x="1.479cm" svg:y="8.177cm" presentation:class="title" presentation:user-transformed="true">
          <draw:text-box>
            <text:p><text:span text:style-name="T1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4:56:43.656935180</meta:creation-date>
    <dc:date>2016-12-18T16:09:04.863893933</dc:date>
    <meta:editing-duration>PT27M10S</meta:editing-duration>
    <meta:editing-cycles>2</meta:editing-cycles>
    <meta:generator>LibreOffice/5.1.4.2$Linux_X86_64 LibreOffice_project/10m0$Build-2</meta:generator>
    <meta:document-statistic meta:object-count="37"/>
  </office:meta>
</office:document-meta>
</file>